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05c4a" officeooo:paragraph-rsid="00105c4a"/>
    </style:style>
    <style:style style:name="P2" style:family="paragraph" style:parent-style-name="Text_20_body">
      <style:text-properties officeooo:rsid="0012369c" officeooo:paragraph-rsid="0012369c"/>
    </style:style>
    <style:style style:name="P3" style:family="paragraph" style:parent-style-name="Text_20_body">
      <style:text-properties officeooo:rsid="00141494" officeooo:paragraph-rsid="00141494"/>
    </style:style>
    <style:style style:name="P4" style:family="paragraph" style:parent-style-name="Heading_20_2">
      <style:text-properties officeooo:rsid="00105c4a" officeooo:paragraph-rsid="00105c4a"/>
    </style:style>
    <style:style style:name="P5" style:family="paragraph" style:parent-style-name="Heading_20_3">
      <style:text-properties officeooo:rsid="00105c4a" officeooo:paragraph-rsid="00105c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escrição geral</text:h>
      <text:p text:style-name="P1">Dada a dificuldade de determinar as ações em cada momento, a estratégia geral do trabalho é tratar primeiro as condições especiais do agente. Por condições especiais queremos dizer as situações em que o tanque se encontra em um estado desfavorável. Por exemplo, quando o tanque se encontra próxima a uma das bordas e virado para ela. Portanto, as regras dessas condições especiais têm maior prioridade. Se nenhuma condição especial for detectada, são aplicadas as regras para detecção de oponentes.</text:p>
      <text:p text:style-name="P1"/>
      <text:h text:style-name="P4" text:outline-level="2">Descrição dos itens</text:h>
      <text:h text:style-name="Heading_20_3" text:outline-level="3">Proximidade com as bordas</text:h>
      <text:p text:style-name="P1">Verifica se o tanque se encontra em uma posição desfavorável (próximo às bordas, dado que pontos de vida são perdidos ao tocar nas bordas). Para implementar a estratégia foram utilizadas as informações de posição do tanque (X, Y) e ângulo (ANGLE). Se o tanque se encontra próximo a uma borda e virado para ela, então a regra diz para ficar parado e virar para o lado que estiver mais favorável e atirar.</text:p>
      <text:h text:style-name="P5" text:outline-level="3">Cercado por inimigos</text:h>
      <text:p text:style-name="P1">Se o tanque estiver com todos ou quase todos os sensores muito altos, há uma alta probabilidade dele estar próximo de vários outros tanques. A regra diz para ir para a esquerda enquanto atira.</text:p>
      <text:p text:style-name="P1"/>
      <text:h text:style-name="P5" text:outline-level="3">Detecção de inimigos</text:h>
      <text:p text:style-name="P1">Aqui a estratégia foi utilizar os sensores das laterais para a detecção. Se os sensores da esquerda estão ativos então vire para a esquerda, atire se o valor dos sensores for alto (&gt; 0.5). O mesmo é válido para os sensores da direita.</text:p>
      <text:p text:style-name="P1"/>
      <text:h text:style-name="P4" text:outline-level="2">Características do ambiente</text:h>
      <text:p text:style-name="P3">O ambiente é parcialmente observável pois os sensores do agente não captam o estado completo do ambiente. O ambiente é estocástico pois está sujeito às ações de agentes aleatórios. O ambiente é sequencial, pois cada ação terá influência em ações futuras. O ambiente é totalmente dinâmico. A decidir uma ação, os tanques inimigos já se movimentaram. O ambiente é contínuo em relação à percepção. O fato dos sensores nos darem números entre 0 e 1 nos um leque infinito de percepções. Porém, o ambiente é discreto em relação às ações. Só precisamos definir se o tanque vai para frente ou para trás, para esquerda ou direita, e se deve atirar. O ambiente é multiagente pois inclui outros agentes competitivos.</text:p>
      <text:p text:style-name="P1"/>
      <text:h text:style-name="P4" text:outline-level="2"><text:soft-page-break/>Resultados</text:h>
      <text:p text:style-name="P1">A fazer.</text:p>
      <text:p text:style-name="P1"/>
      <text:h text:style-name="P4" text:outline-level="2">Dificuldades</text:h>
      <text:p text:style-name="P1">A primeira dificuldade a ser mencionada é a dificuldade em saber qual o tipo de obstáculo os sensores estão captando. Talvez essa seja a maior dificuldade. Não sabemos se estamos atirando em um inimigo ou apenas na borda. Uma tentativa de superar essa dificuldade foi verificar se todos os sensores estão ativos, pois dificilmente um tanque inimigo consegue cobrir todos os 5 sensores dianteiros.</text:p>
      <text:h text:style-name="P4" text:outline-level="2">Conclusão</text:h>
      <text:p text:style-name="P2">A faz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0T15:00:10.965000000</meta:creation-date>
    <dc:date>2023-11-11T17:58:55.370000000</dc:date>
    <meta:editing-duration>PT4H30M57S</meta:editing-duration>
    <meta:editing-cycles>3</meta:editing-cycles>
    <meta:generator>LibreOffice/7.5.3.2$Windows_X86_64 LibreOffice_project/9f56dff12ba03b9acd7730a5a481eea045e468f3</meta:generator>
    <meta:document-statistic meta:table-count="0" meta:image-count="0" meta:object-count="0" meta:page-count="2" meta:paragraph-count="17" meta:word-count="436" meta:character-count="2601" meta:non-whitespace-character-count="2182"/>
  </office:meta>
</office:document-meta>
</file>